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11f5" officeooo:paragraph-rsid="001c40c8"/>
    </style:style>
    <style:style style:name="P2" style:family="paragraph" style:parent-style-name="Heading_20_2">
      <style:text-properties officeooo:rsid="000411f5" officeooo:paragraph-rsid="001c40c8"/>
    </style:style>
    <style:style style:name="P3" style:family="paragraph" style:parent-style-name="Heading_20_3">
      <style:text-properties officeooo:rsid="000411f5" officeooo:paragraph-rsid="001c40c8"/>
    </style:style>
    <style:style style:name="P4" style:family="paragraph" style:parent-style-name="Heading_20_3">
      <style:text-properties officeooo:rsid="000717da" officeooo:paragraph-rsid="001c40c8"/>
    </style:style>
    <style:style style:name="P5" style:family="paragraph" style:parent-style-name="Heading_20_3">
      <style:text-properties officeooo:rsid="00074f71" officeooo:paragraph-rsid="001c40c8"/>
    </style:style>
    <style:style style:name="P6" style:family="paragraph" style:parent-style-name="Heading_20_3">
      <style:text-properties officeooo:paragraph-rsid="001c40c8"/>
    </style:style>
    <style:style style:name="P7" style:family="paragraph" style:parent-style-name="Horizontal_20_Line">
      <style:text-properties officeooo:paragraph-rsid="001c40c8"/>
    </style:style>
    <style:style style:name="P8" style:family="paragraph" style:parent-style-name="Text_20_body">
      <style:text-properties fo:font-weight="bold" officeooo:rsid="000411f5" officeooo:paragraph-rsid="001c40c8" style:font-weight-asian="bold" style:font-weight-complex="bold"/>
    </style:style>
    <style:style style:name="P9" style:family="paragraph" style:parent-style-name="Text_20_body">
      <style:text-properties fo:font-weight="bold" officeooo:rsid="00074f71" officeooo:paragraph-rsid="001c40c8" style:font-weight-asian="bold" style:font-weight-complex="bold"/>
    </style:style>
    <style:style style:name="P10" style:family="paragraph" style:parent-style-name="Text_20_body">
      <style:text-properties fo:color="#00ff00" loext:opacity="100%" officeooo:rsid="0005ffbb" officeooo:paragraph-rsid="001c40c8"/>
    </style:style>
    <style:style style:name="P11" style:family="paragraph" style:parent-style-name="Text_20_body" style:list-style-name="L1">
      <style:text-properties officeooo:paragraph-rsid="001c40c8"/>
    </style:style>
    <style:style style:name="P12" style:family="paragraph" style:parent-style-name="Text_20_body" style:list-style-name="L1">
      <style:text-properties officeooo:rsid="000717da" officeooo:paragraph-rsid="001c40c8"/>
    </style:style>
    <style:style style:name="P13" style:family="paragraph" style:parent-style-name="Text_20_body" style:list-style-name="L10">
      <style:text-properties officeooo:rsid="000717da" officeooo:paragraph-rsid="001c40c8"/>
    </style:style>
    <style:style style:name="P14" style:family="paragraph" style:parent-style-name="Text_20_body" style:list-style-name="L14">
      <style:text-properties officeooo:rsid="000717da" officeooo:paragraph-rsid="001c40c8"/>
    </style:style>
    <style:style style:name="P15" style:family="paragraph" style:parent-style-name="Text_20_body" style:list-style-name="L17">
      <style:text-properties officeooo:rsid="000717da" officeooo:paragraph-rsid="001c40c8"/>
    </style:style>
    <style:style style:name="P16" style:family="paragraph" style:parent-style-name="Text_20_body" style:list-style-name="L1">
      <style:text-properties officeooo:rsid="000411f5" officeooo:paragraph-rsid="001c40c8"/>
    </style:style>
    <style:style style:name="P17" style:family="paragraph" style:parent-style-name="Text_20_body" style:list-style-name="L10">
      <style:text-properties officeooo:rsid="000411f5" officeooo:paragraph-rsid="001c40c8"/>
    </style:style>
    <style:style style:name="P18" style:family="paragraph" style:parent-style-name="Text_20_body" style:list-style-name="L14">
      <style:text-properties officeooo:rsid="000411f5" officeooo:paragraph-rsid="001c40c8"/>
    </style:style>
    <style:style style:name="P19" style:family="paragraph" style:parent-style-name="Text_20_body" style:list-style-name="L15">
      <style:text-properties officeooo:rsid="000411f5" officeooo:paragraph-rsid="001c40c8"/>
    </style:style>
    <style:style style:name="P20" style:family="paragraph" style:parent-style-name="Text_20_body" style:list-style-name="L17">
      <style:text-properties officeooo:rsid="000411f5" officeooo:paragraph-rsid="001c40c8"/>
    </style:style>
    <style:style style:name="P21" style:family="paragraph" style:parent-style-name="Text_20_body" style:list-style-name="L1">
      <style:text-properties officeooo:rsid="0005ffbb" officeooo:paragraph-rsid="001c40c8"/>
    </style:style>
    <style:style style:name="P22" style:family="paragraph" style:parent-style-name="Text_20_body" style:list-style-name="L15">
      <style:text-properties officeooo:rsid="0005ffbb" officeooo:paragraph-rsid="001c40c8"/>
    </style:style>
    <style:style style:name="P23" style:family="paragraph" style:parent-style-name="Text_20_body" style:list-style-name="L16">
      <style:text-properties officeooo:rsid="0005ffbb" officeooo:paragraph-rsid="001c40c8"/>
    </style:style>
    <style:style style:name="P24" style:family="paragraph" style:parent-style-name="Text_20_body" style:list-style-name="L1">
      <style:text-properties officeooo:rsid="000843f0" officeooo:paragraph-rsid="001c40c8"/>
    </style:style>
    <style:style style:name="P25" style:family="paragraph" style:parent-style-name="Text_20_body" style:list-style-name="L10">
      <style:text-properties officeooo:rsid="000843f0" officeooo:paragraph-rsid="001c40c8"/>
    </style:style>
    <style:style style:name="P26" style:family="paragraph" style:parent-style-name="Text_20_body" style:list-style-name="L1">
      <style:text-properties officeooo:rsid="00099525" officeooo:paragraph-rsid="001c40c8"/>
    </style:style>
    <style:style style:name="P27" style:family="paragraph" style:parent-style-name="Text_20_body" style:list-style-name="L11">
      <style:text-properties officeooo:rsid="00099525" officeooo:paragraph-rsid="001c40c8"/>
    </style:style>
    <style:style style:name="P28" style:family="paragraph" style:parent-style-name="Text_20_body" style:list-style-name="L1">
      <style:text-properties officeooo:rsid="0009d46f" officeooo:paragraph-rsid="001c40c8"/>
    </style:style>
    <style:style style:name="P29" style:family="paragraph" style:parent-style-name="Text_20_body" style:list-style-name="L10">
      <style:text-properties officeooo:rsid="0009d46f" officeooo:paragraph-rsid="001c40c8"/>
    </style:style>
    <style:style style:name="P30" style:family="paragraph" style:parent-style-name="Text_20_body" style:list-style-name="L11">
      <style:text-properties officeooo:rsid="0009d46f" officeooo:paragraph-rsid="001c40c8"/>
    </style:style>
    <style:style style:name="P31" style:family="paragraph" style:parent-style-name="Text_20_body" style:list-style-name="L12">
      <style:text-properties officeooo:rsid="0009d46f" officeooo:paragraph-rsid="001c40c8"/>
    </style:style>
    <style:style style:name="P32" style:family="paragraph" style:parent-style-name="Text_20_body" style:list-style-name="L10">
      <style:text-properties officeooo:rsid="00074f71" officeooo:paragraph-rsid="001c40c8"/>
    </style:style>
    <style:style style:name="P33" style:family="paragraph" style:parent-style-name="Text_20_body" style:list-style-name="L12">
      <style:text-properties officeooo:rsid="00074f71" officeooo:paragraph-rsid="001c40c8"/>
    </style:style>
    <style:style style:name="P34" style:family="paragraph" style:parent-style-name="Text_20_body" style:list-style-name="L13">
      <style:text-properties officeooo:rsid="00074f71" officeooo:paragraph-rsid="001c40c8"/>
    </style:style>
    <style:style style:name="P35" style:family="paragraph" style:parent-style-name="Text_20_body" style:list-style-name="L15">
      <style:text-properties officeooo:rsid="00074f71" officeooo:paragraph-rsid="001c40c8"/>
    </style:style>
    <style:style style:name="P36" style:family="paragraph" style:parent-style-name="Text_20_body" style:list-style-name="L16">
      <style:text-properties officeooo:rsid="00074f71" officeooo:paragraph-rsid="001c40c8"/>
    </style:style>
    <style:style style:name="P37" style:family="paragraph" style:parent-style-name="Text_20_body" style:list-style-name="L11">
      <style:text-properties officeooo:paragraph-rsid="001c40c8"/>
    </style:style>
    <style:style style:name="P38" style:family="paragraph" style:parent-style-name="Text_20_body" style:list-style-name="L14">
      <style:text-properties officeooo:rsid="001c40c8" officeooo:paragraph-rsid="001c40c8"/>
    </style:style>
    <style:style style:name="P39" style:family="paragraph" style:parent-style-name="Text_20_body" style:list-style-name="L15">
      <style:text-properties officeooo:rsid="001cbbc9" officeooo:paragraph-rsid="001cbbc9"/>
    </style:style>
    <style:style style:name="P40" style:family="paragraph" style:parent-style-name="Text_20_body" style:list-style-name="L16">
      <style:text-properties officeooo:rsid="001cbbc9" officeooo:paragraph-rsid="001cbbc9"/>
    </style:style>
    <style:style style:name="P41" style:family="paragraph" style:parent-style-name="Text_20_body" style:list-style-name="L1">
      <style:text-properties officeooo:rsid="001eca6c" officeooo:paragraph-rsid="001eca6c"/>
    </style:style>
    <style:style style:name="P42" style:family="paragraph" style:parent-style-name="Text_20_body" style:list-style-name="L1">
      <style:text-properties officeooo:rsid="001fc328" officeooo:paragraph-rsid="001fc3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46f" style:font-weight-asian="normal" style:font-weight-complex="normal"/>
    </style:style>
    <style:style style:name="T3" style:family="text">
      <style:text-properties officeooo:rsid="0009d46f"/>
    </style:style>
    <style:style style:name="T4" style:family="text">
      <style:text-properties officeooo:rsid="000bea26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bea26"/>
    </style:style>
    <style:style style:name="T8" style:family="text">
      <style:text-properties style:text-position="0% 100%" officeooo:rsid="001d9f98"/>
    </style:style>
    <style:style style:name="T9" style:family="text">
      <style:text-properties style:text-position="0% 100%" officeooo:rsid="001eca6c"/>
    </style:style>
    <style:style style:name="T10" style:family="text">
      <style:text-properties style:text-position="0% 100%" officeooo:rsid="001fdd4c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0717da"/>
    </style:style>
    <style:style style:name="T13" style:family="text">
      <style:text-properties fo:color="#00ff00" loext:opacity="100%"/>
    </style:style>
    <style:style style:name="T14" style:family="text">
      <style:text-properties fo:color="#00ff00" loext:opacity="100%" officeooo:rsid="0009d46f"/>
    </style:style>
    <style:style style:name="T15" style:family="text">
      <style:text-properties fo:color="#00ff00" loext:opacity="100%" fo:background-color="transparent" loext:char-shading-value="0"/>
    </style:style>
    <style:style style:name="T16" style:family="text">
      <style:text-properties fo:color="#00ff00" loext:opacity="100%" officeooo:rsid="00074f71"/>
    </style:style>
    <style:style style:name="T17" style:family="text">
      <style:text-properties officeooo:rsid="0005ffbb"/>
    </style:style>
    <style:style style:name="T18" style:family="text">
      <style:text-properties officeooo:rsid="000717da"/>
    </style:style>
    <style:style style:name="T19" style:family="text">
      <style:text-properties officeooo:rsid="00099525"/>
    </style:style>
    <style:style style:name="T20" style:family="text">
      <style:text-properties officeooo:rsid="000843f0"/>
    </style:style>
    <style:style style:name="T21" style:family="text">
      <style:text-properties officeooo:rsid="00074f7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2" text:outline-level="2">Key terms</text:h>
      <text:p text:style-name="P8">Additive<text:span text:style-name="T1"> – Additions to the existing English language<text:line-break/></text:span>General –<text:span text:style-name="T1"> Generalized words<text:line-break/></text:span>Profane/Profanity<text:span text:style-name="T1"> – Off color/offensive words<text:line-break/></text:span>Buzz – <text:span text:style-name="T1">buzzwords, corporate/trend phrases<text:line-break/></text:span><text:span text:style-name="T3">Alternative spelling</text:span><text:span text:style-name="T2"> – An additional way to spell the word</text:span></text:p>
      <text:h text:style-name="P3" text:outline-level="3">Overview</text:h>
      <text:p text:style-name="P8">As of 2023, <text:span text:style-name="T4">Tuesday</text:span>, February 1<text:span text:style-name="T4">4</text:span><text:span text:style-name="T5">th</text:span><text:span text:style-name="T6"> </text:span><text:span text:style-name="T7">at 1</text:span><text:span text:style-name="T8">1:</text:span><text:span text:style-name="T10">34</text:span><text:span text:style-name="T8"> p</text:span><text:span text:style-name="T7">m PST</text:span></text:p>
      <text:p text:style-name="P10">Added words: ???<text:line-break/><text:span text:style-name="T11">Removed words: </text:span><text:span text:style-name="T12">4</text:span></text:p>
      <text:h text:style-name="P6" text:outline-level="3"><text:span text:style-name="T13">Additive</text:span> general words</text:h>
      <text:list xml:id="list2079267467" text:style-name="L1">
        <text:list-item>
          <text:p text:style-name="P11">Journaling</text:p>
        </text:list-item>
        <text:list-item>
          <text:p text:style-name="P11">Finalizations</text:p>
        </text:list-item>
        <text:list-item>
          <text:p text:style-name="P11">Masse</text:p>
        </text:list-item>
        <text:list-item>
          <text:p text:style-name="P12">M<text:span text:style-name="T17">ß</text:span>e (alternative spelling)</text:p>
        </text:list-item>
        <text:list-item>
          <text:p text:style-name="P16">Cyberattack</text:p>
        </text:list-item>
        <text:list-item>
          <text:p text:style-name="P16">Demoman</text:p>
        </text:list-item>
        <text:list-item>
          <text:p text:style-name="P21">Græy/GRÆY</text:p>
        </text:list-item>
        <text:list-item>
          <text:p text:style-name="P21">Graẞ <text:span text:style-name="T18">(alternative spelling)</text:span></text:p>
        </text:list-item>
        <text:list-item>
          <text:p text:style-name="P21">Glaẞ <text:span text:style-name="T18">(alternative spelling)</text:span></text:p>
        </text:list-item>
        <text:list-item>
          <text:p text:style-name="P24">Glo<text:span text:style-name="T17">ẞ </text:span>(alternative spelling)</text:p>
        </text:list-item>
        <text:list-item>
          <text:p text:style-name="P24">TÞ (alternative spelling)</text:p>
        </text:list-item>
        <text:list-item>
          <text:p text:style-name="P24">MaÞ (alternative spelling)</text:p>
        </text:list-item>
        <text:list-item>
          <text:p text:style-name="P24">Þen (alternative spelling)</text:p>
        </text:list-item>
        <text:list-item>
          <text:p text:style-name="P24">Þorn (alternative spelling)</text:p>
        </text:list-item>
        <text:list-item>
          <text:p text:style-name="P24">Þorny (alternative spelling)</text:p>
        </text:list-item>
        <text:list-item>
          <text:p text:style-name="P24">Þeir (alternative spelling)</text:p>
        </text:list-item>
        <text:list-item>
          <text:p text:style-name="P24">Þey’re (alternative spelling)</text:p>
        </text:list-item>
        <text:list-item>
          <text:p text:style-name="P24"><text:soft-page-break/>Þere (alternative spelling)</text:p>
        </text:list-item>
        <text:list-item>
          <text:p text:style-name="P24">Þat (alternative spelling)</text:p>
        </text:list-item>
        <text:list-item>
          <text:p text:style-name="P24">Þis (alternative spelling)</text:p>
        </text:list-item>
        <text:list-item>
          <text:p text:style-name="P24">Þough (alternative spelling)</text:p>
        </text:list-item>
        <text:list-item>
          <text:p text:style-name="P24">Bli<text:span text:style-name="T17">ß </text:span>(alternative spelling)</text:p>
        </text:list-item>
        <text:list-item>
          <text:p text:style-name="P24">A<text:span text:style-name="T17">ß</text:span>a<text:span text:style-name="T17">ß</text:span>inated (alternative spelling)</text:p>
        </text:list-item>
        <text:list-item>
          <text:p text:style-name="P24">A<text:span text:style-name="T17">ß</text:span>a<text:span text:style-name="T17">ß</text:span>in (alternative spelling)</text:p>
        </text:list-item>
        <text:list-item>
          <text:p text:style-name="P24">A<text:span text:style-name="T17">ß</text:span>yrian (alternative spelling)</text:p>
        </text:list-item>
        <text:list-item>
          <text:p text:style-name="P24">MaÞematics (alternative spelling)</text:p>
        </text:list-item>
        <text:list-item>
          <text:p text:style-name="P26">Fu<text:span text:style-name="T17">ß </text:span>(alternative spelling)</text:p>
        </text:list-item>
        <text:list-item>
          <text:p text:style-name="P26">Fu<text:span text:style-name="T17">ß</text:span>y (alternative spelling)</text:p>
        </text:list-item>
        <text:list-item>
          <text:p text:style-name="P24"><text:span text:style-name="T17">ß</text:span><text:span text:style-name="T19">ick (alternative spelling)</text:span></text:p>
        </text:list-item>
        <text:list-item>
          <text:p text:style-name="P24"><text:span text:style-name="T17">ß</text:span><text:span text:style-name="T19">hickness (alternative spelling)</text:span></text:p>
        </text:list-item>
        <text:list-item>
          <text:p text:style-name="P26">Sa<text:span text:style-name="T17">ß </text:span>(alternative spelling)</text:p>
        </text:list-item>
        <text:list-item>
          <text:p text:style-name="P26">Sa<text:span text:style-name="T17">ß</text:span>y (alternative spelling)</text:p>
        </text:list-item>
        <text:list-item>
          <text:p text:style-name="P26">Ba<text:span text:style-name="T17">ß </text:span>(alternative spelling</text:p>
        </text:list-item>
        <text:list-item>
          <text:p text:style-name="P26">Ba<text:span text:style-name="T17">ß-</text:span>boost</text:p>
        </text:list-item>
        <text:list-item>
          <text:p text:style-name="P26">Bass-boost</text:p>
        </text:list-item>
        <text:list-item>
          <text:p text:style-name="P26">Glo<text:span text:style-name="T17">ß</text:span>y (alternative spelling)</text:p>
        </text:list-item>
        <text:list-item>
          <text:p text:style-name="P26">Ga<text:span text:style-name="T17">ß</text:span>y (alternative spelling)</text:p>
        </text:list-item>
        <text:list-item>
          <text:p text:style-name="P26">Cha<text:span text:style-name="T17">ß</text:span>y (alternative spelling)</text:p>
        </text:list-item>
        <text:list-item>
          <text:p text:style-name="P26">Cla<text:span text:style-name="T17">ß </text:span>(alternative spelling)</text:p>
        </text:list-item>
        <text:list-item>
          <text:p text:style-name="P26">Cla<text:span text:style-name="T17">ß</text:span>y (alternative spelling)</text:p>
        </text:list-item>
        <text:list-item>
          <text:p text:style-name="P28">A<text:span text:style-name="T20">Þ</text:span>eist<text:span text:style-name="T19"> (alternative spelling)</text:span></text:p>
        </text:list-item>
        <text:list-item>
          <text:p text:style-name="P28">A<text:span text:style-name="T20">þ</text:span>eism<text:span text:style-name="T19"> (alternative spelling)</text:span></text:p>
        </text:list-item>
        <text:list-item>
          <text:p text:style-name="P41">Ba<text:span text:style-name="T20">Þ </text:span>(alternative spelling)</text:p>
        </text:list-item>
        <text:list-item>
          <text:p text:style-name="P41">Ba<text:span text:style-name="T20">Þ</text:span>e (alternative spelling)</text:p>
        </text:list-item>
        <text:list-item>
          <text:p text:style-name="P41">Mi<text:span text:style-name="T17">ß</text:span>i<text:span text:style-name="T17">ß</text:span>ippi (alternative spelling)</text:p>
        </text:list-item>
        <text:list-item>
          <text:p text:style-name="P41">Bra<text:span text:style-name="T17">ß </text:span>(alternative spelling)</text:p>
        </text:list-item>
        <text:list-item>
          <text:p text:style-name="P41">Flo<text:span text:style-name="T17">ß </text:span>(alternative spelling)</text:p>
        </text:list-item>
        <text:list-item>
          <text:p text:style-name="P41"><text:soft-page-break/>Flo<text:span text:style-name="T17">ß</text:span>ing (alternative spelling)</text:p>
        </text:list-item>
        <text:list-item>
          <text:p text:style-name="P41">Flo<text:span text:style-name="T17">ß</text:span>ed (alternative spelling)</text:p>
        </text:list-item>
        <text:list-item>
          <text:p text:style-name="P41">Ba<text:span text:style-name="T17">ß </text:span>(alternative spelling)</text:p>
        </text:list-item>
        <text:list-item>
          <text:p text:style-name="P42">Finalizations</text:p>
        </text:list-item>
      </text:list>
      <text:h text:style-name="P6" text:outline-level="3"><text:span text:style-name="T13">Additive</text:span> profane words</text:h>
      <text:list xml:id="list3742701813" text:style-name="L10">
        <text:list-item>
          <text:p text:style-name="P17">Fapping</text:p>
        </text:list-item>
        <text:list-item>
          <text:p text:style-name="P17">Fapped</text:p>
        </text:list-item>
        <text:list-item>
          <text:p text:style-name="P17">Fap</text:p>
        </text:list-item>
        <text:list-item>
          <text:p text:style-name="P17">Cummy</text:p>
        </text:list-item>
        <text:list-item>
          <text:p text:style-name="P17">Cumshot</text:p>
        </text:list-item>
        <text:list-item>
          <text:p text:style-name="P17">Cumbucket</text:p>
        </text:list-item>
        <text:list-item>
          <text:p text:style-name="P17">Dumbarse</text:p>
        </text:list-item>
        <text:list-item>
          <text:p text:style-name="P17">Coomer</text:p>
        </text:list-item>
        <text:list-item>
          <text:p text:style-name="P17">FaceCrook</text:p>
        </text:list-item>
        <text:list-item>
          <text:p text:style-name="P13">BDSM</text:p>
        </text:list-item>
        <text:list-item>
          <text:p text:style-name="P13">Eroge</text:p>
        </text:list-item>
        <text:list-item>
          <text:p text:style-name="P13">Hentai</text:p>
        </text:list-item>
        <text:list-item>
          <text:p text:style-name="P13">Buttsack</text:p>
        </text:list-item>
        <text:list-item>
          <text:p text:style-name="P13">Nutsack</text:p>
        </text:list-item>
        <text:list-item>
          <text:p text:style-name="P13">Butthead</text:p>
        </text:list-item>
        <text:list-item>
          <text:p text:style-name="P13">Covidiot</text:p>
        </text:list-item>
        <text:list-item>
          <text:p text:style-name="P32">Dickwad</text:p>
        </text:list-item>
        <text:list-item>
          <text:p text:style-name="P25">A<text:span text:style-name="T17">ß </text:span>(alternative spelling)</text:p>
        </text:list-item>
        <text:list-item>
          <text:p text:style-name="P25">A<text:span text:style-name="T17">ß</text:span>hole<text:span text:style-name="T17"> </text:span>(alternative spelling)</text:p>
        </text:list-item>
        <text:list-item>
          <text:p text:style-name="P25">Dumba<text:span text:style-name="T17">ß </text:span>(alternative spelling)</text:p>
        </text:list-item>
        <text:list-item>
          <text:p text:style-name="P29">Pi<text:span text:style-name="T17">ß </text:span>(alternative spelling)</text:p>
        </text:list-item>
        <text:list-item>
          <text:p text:style-name="P29">Pi<text:span text:style-name="T17">ß</text:span>ed (alternative spelling)</text:p>
        </text:list-item>
        <text:list-item>
          <text:p text:style-name="P29">Pi<text:span text:style-name="T17">ß</text:span>ing (alternative spelling)</text:p>
        </text:list-item>
      </text:list>
      <text:h text:style-name="P6" text:outline-level="3"><text:soft-page-break/><text:span text:style-name="T14">Additive</text:span> <text:span text:style-name="T3">slang words</text:span></text:h>
      <text:list xml:id="list1638752868" text:style-name="L11">
        <text:list-item>
          <text:p text:style-name="P37"><text:span text:style-name="T17">ẞ</text:span><text:span text:style-name="T19">icc</text:span></text:p>
        </text:list-item>
        <text:list-item>
          <text:p text:style-name="P27">Thicc</text:p>
        </text:list-item>
        <text:list-item>
          <text:p text:style-name="P30">Yeeted</text:p>
        </text:list-item>
        <text:list-item>
          <text:p text:style-name="P30">Yeeter</text:p>
        </text:list-item>
        <text:list-item>
          <text:p text:style-name="P30">Yeet</text:p>
        </text:list-item>
      </text:list>
      <text:h text:style-name="P4" text:outline-level="3"><text:span text:style-name="T15">Additive</text:span> location words</text:h>
      <text:list xml:id="list2629428847" text:style-name="L12">
        <text:list-item>
          <text:p text:style-name="P33">Scunthorpe</text:p>
        </text:list-item>
        <text:list-item>
          <text:p text:style-name="P31">Scun<text:span text:style-name="T20">þ</text:span>orpe</text:p>
        </text:list-item>
        <text:list-item>
          <text:p text:style-name="P33">Penistone</text:p>
        </text:list-item>
        <text:list-item>
          <text:p text:style-name="P33">Vuhledar</text:p>
        </text:list-item>
        <text:list-item>
          <text:p text:style-name="P33">Soledar</text:p>
        </text:list-item>
        <text:list-item>
          <text:p text:style-name="P33">Walla Walla</text:p>
        </text:list-item>
        <text:list-item>
          <text:p text:style-name="P33">Bucha</text:p>
        </text:list-item>
        <text:list-item>
          <text:p text:style-name="P31">Listenbourg (fictional)</text:p>
        </text:list-item>
      </text:list>
      <text:h text:style-name="P5" text:outline-level="3"><text:span text:style-name="T13">Additive</text:span> political words</text:h>
      <text:list xml:id="list540408012" text:style-name="L13">
        <text:list-item>
          <text:p text:style-name="P34">Talibama</text:p>
        </text:list-item>
        <text:list-item>
          <text:p text:style-name="P34">Talibangelist</text:p>
        </text:list-item>
        <text:list-item>
          <text:p text:style-name="P34">Y’allQaeda</text:p>
        </text:list-item>
        <text:list-item>
          <text:p text:style-name="P34">Nazbol</text:p>
        </text:list-item>
        <text:list-item>
          <text:p text:style-name="P34">Putler</text:p>
        </text:list-item>
        <text:list-item>
          <text:p text:style-name="P34">Vladolph</text:p>
        </text:list-item>
      </text:list>
      <text:h text:style-name="P3" text:outline-level="3"><text:span text:style-name="T13">Additive</text:span> buzz/jargon words</text:h>
      <text:list xml:id="list1242539278" text:style-name="L14">
        <text:list-item>
          <text:p text:style-name="P18">Scroogled</text:p>
        </text:list-item>
        <text:list-item>
          <text:p text:style-name="P18">Scroogling</text:p>
        </text:list-item>
        <text:list-item>
          <text:p text:style-name="P18">Bikeshed</text:p>
        </text:list-item>
        <text:list-item>
          <text:p text:style-name="P18">Bikeshedding</text:p>
        </text:list-item>
        <text:list-item>
          <text:p text:style-name="P18">Hacky</text:p>
        </text:list-item>
        <text:list-item>
          <text:p text:style-name="P18">Doomer</text:p>
        </text:list-item>
        <text:list-item>
          <text:p text:style-name="P18"><text:soft-page-break/>Wojak</text:p>
        </text:list-item>
        <text:list-item>
          <text:p text:style-name="P18">Buttcoin</text:p>
        </text:list-item>
        <text:list-item>
          <text:p text:style-name="P18">Reddit</text:p>
        </text:list-item>
        <text:list-item>
          <text:p text:style-name="P18">Subreddit</text:p>
        </text:list-item>
        <text:list-item>
          <text:p text:style-name="P18">APK</text:p>
        </text:list-item>
        <text:list-item>
          <text:p text:style-name="P14">DeGoogle</text:p>
        </text:list-item>
        <text:list-item>
          <text:p text:style-name="P14">DeGoogled</text:p>
        </text:list-item>
        <text:list-item>
          <text:p text:style-name="P14">DeGoogling</text:p>
        </text:list-item>
        <text:list-item>
          <text:p text:style-name="P14">DeGoogler</text:p>
        </text:list-item>
        <text:list-item>
          <text:p text:style-name="P38">Readme/ReadMe/ReadME/README</text:p>
        </text:list-item>
      </text:list>
      <text:h text:style-name="P3" text:outline-level="3"><text:span text:style-name="T13">Additive</text:span> brand words</text:h>
      <text:list xml:id="list2968854216" text:style-name="L15">
        <text:list-item>
          <text:p text:style-name="P19">WacOS</text:p>
        </text:list-item>
        <text:list-item>
          <text:p text:style-name="P19">WhyOS</text:p>
        </text:list-item>
        <text:list-item>
          <text:p text:style-name="P19">WhyPadOS</text:p>
        </text:list-item>
        <text:list-item>
          <text:p text:style-name="P19">WhyPhoneOS</text:p>
        </text:list-item>
        <text:list-item>
          <text:p text:style-name="P19">WhyWatchOS</text:p>
        </text:list-item>
        <text:list-item>
          <text:p text:style-name="P19">LinkLax</text:p>
        </text:list-item>
        <text:list-item>
          <text:p text:style-name="P19">YouTube-DL</text:p>
        </text:list-item>
        <text:list-item>
          <text:p text:style-name="P19">YouTube-DLP</text:p>
        </text:list-item>
        <text:list-item>
          <text:p text:style-name="P19">Granatier</text:p>
        </text:list-item>
        <text:list-item>
          <text:p text:style-name="P19">Duolingo</text:p>
        </text:list-item>
        <text:list-item>
          <text:p text:style-name="P22">GLaDOS</text:p>
        </text:list-item>
        <text:list-item>
          <text:p text:style-name="P22">Chell</text:p>
        </text:list-item>
        <text:list-item>
          <text:p text:style-name="P22">iOS</text:p>
        </text:list-item>
        <text:list-item>
          <text:p text:style-name="P22">iPhoneOS</text:p>
        </text:list-item>
        <text:list-item>
          <text:p text:style-name="P22">iPadOS</text:p>
        </text:list-item>
        <text:list-item>
          <text:p text:style-name="P35">ePub</text:p>
        </text:list-item>
        <text:list-item>
          <text:p text:style-name="P35">JScript</text:p>
        </text:list-item>
        <text:list-item>
          <text:p text:style-name="P35">DSuite</text:p>
        </text:list-item>
        <text:list-item>
          <text:p text:style-name="P35"><text:soft-page-break/>DCal</text:p>
        </text:list-item>
        <text:list-item>
          <text:p text:style-name="P35">DCalendar</text:p>
        </text:list-item>
        <text:list-item>
          <text:p text:style-name="P35">Dmail</text:p>
        </text:list-item>
        <text:list-item>
          <text:p text:style-name="P35">JQuery</text:p>
        </text:list-item>
        <text:list-item>
          <text:p text:style-name="P35">MacOS</text:p>
        </text:list-item>
        <text:list-item>
          <text:p text:style-name="P35">TinyOS</text:p>
        </text:list-item>
        <text:list-item>
          <text:p text:style-name="P39">Tetris</text:p>
        </text:list-item>
        <text:list-item>
          <text:p text:style-name="P39">Minecraft</text:p>
        </text:list-item>
        <text:list-item>
          <text:p text:style-name="P39">Roblox</text:p>
        </text:list-item>
        <text:list-item>
          <text:p text:style-name="P39">Fortnite</text:p>
        </text:list-item>
        <text:list-item>
          <text:p text:style-name="P39">Zomboss (?move)</text:p>
        </text:list-item>
        <text:list-item>
          <text:p text:style-name="P39">Zune</text:p>
        </text:list-item>
        <text:list-item>
          <text:p text:style-name="P39">XBOX</text:p>
        </text:list-item>
        <text:list-item>
          <text:p text:style-name="P39">Krita</text:p>
        </text:list-item>
        <text:list-item>
          <text:p text:style-name="P39">Calligra</text:p>
        </text:list-item>
        <text:list-item>
          <text:p text:style-name="P39">Konqueror</text:p>
        </text:list-item>
        <text:list-item>
          <text:p text:style-name="P39">Kontact/Kontacts</text:p>
        </text:list-item>
      </text:list>
      <text:h text:style-name="P6" text:outline-level="3"><text:span text:style-name="T16">Added</text:span> <text:span text:style-name="T21">abbreviation words</text:span></text:h>
      <text:p text:style-name="P9">TODO: <text:span text:style-name="T1">Add examples for each word and how it is unabbreviated</text:span></text:p>
      <text:list xml:id="list4082165172" text:style-name="L16">
        <text:list-item>
          <text:p text:style-name="P36">RPi</text:p>
        </text:list-item>
        <text:list-item>
          <text:p text:style-name="P36">SNU</text:p>
        </text:list-item>
        <text:list-item>
          <text:p text:style-name="P36">QML</text:p>
        </text:list-item>
        <text:list-item>
          <text:p text:style-name="P23">XFCE</text:p>
        </text:list-item>
        <text:list-item>
          <text:p text:style-name="P23">LXQT</text:p>
        </text:list-item>
        <text:list-item>
          <text:p text:style-name="P23">LXDE</text:p>
        </text:list-item>
        <text:list-item>
          <text:p text:style-name="P36">YT-DL</text:p>
        </text:list-item>
        <text:list-item>
          <text:p text:style-name="P36">EOL</text:p>
        </text:list-item>
        <text:list-item>
          <text:p text:style-name="P36">CRLF</text:p>
        </text:list-item>
        <text:list-item>
          <text:p text:style-name="P36">LF</text:p>
        </text:list-item>
        <text:list-item>
          <text:p text:style-name="P36"><text:soft-page-break/>CR</text:p>
        </text:list-item>
        <text:list-item>
          <text:p text:style-name="P36">CBT</text:p>
        </text:list-item>
        <text:list-item>
          <text:p text:style-name="P36">CCP</text:p>
        </text:list-item>
        <text:list-item>
          <text:p text:style-name="P36">MKV</text:p>
        </text:list-item>
        <text:list-item>
          <text:p text:style-name="P36">BMP</text:p>
        </text:list-item>
        <text:list-item>
          <text:p text:style-name="P36">CSON</text:p>
        </text:list-item>
        <text:list-item>
          <text:p text:style-name="P36">JSON</text:p>
        </text:list-item>
        <text:list-item>
          <text:p text:style-name="P36">CPAP</text:p>
        </text:list-item>
        <text:list-item>
          <text:p text:style-name="P36">CSV</text:p>
        </text:list-item>
        <text:list-item>
          <text:p text:style-name="P36">CBA</text:p>
        </text:list-item>
        <text:list-item>
          <text:p text:style-name="P36">DRM (<text:span text:style-name="T22">D</text:span>igital <text:span text:style-name="T22">R</text:span>estrictive <text:span text:style-name="T22">M</text:span>easures)</text:p>
        </text:list-item>
        <text:list-item>
          <text:p text:style-name="P40">PSP (<text:span text:style-name="T22">P</text:span>lay<text:span text:style-name="T23">S</text:span>tation<text:span text:style-name="T22"> P</text:span>ortable)</text:p>
        </text:list-item>
      </text:list>
      <text:h text:style-name="P3" text:outline-level="3"><text:span text:style-name="T11">Removed </text:span>words</text:h>
      <text:list xml:id="list2725742431" text:style-name="L17">
        <text:list-item>
          <text:p text:style-name="P20">Google</text:p>
        </text:list-item>
        <text:list-item>
          <text:p text:style-name="P20">Googled</text:p>
        </text:list-item>
        <text:list-item>
          <text:p text:style-name="P20">Googling</text:p>
        </text:list-item>
        <text:list-item>
          <text:p text:style-name="P15">Googler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6:23:44.199031917</meta:creation-date>
    <dc:date>2023-02-14T23:34:01.312931733</dc:date>
    <meta:editing-duration>PT2H40M54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7" meta:paragraph-count="186" meta:word-count="529" meta:character-count="3282" meta:non-whitespace-character-count="3104"/>
  </office:meta>
</office:document-meta>
</file>